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49<text:line-break/> – Arco 248 – Risulta finanziato da Silvio Spanocchia. Senese e B.<text:line-break/></text:span></text:p>
        </text:list-item>
      </text:list>
      <text:p text:style-name="Text_20_body">Da notare sotto allo stemma dei Cella l’indicazione della numerazione del comune di Bologna (170 S. Giusepp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37:15.94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32" meta:character-count="188"/>
  </office:meta>
</office:document-meta>
</file>